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0b5" officeooo:paragraph-rsid="000170b5"/>
    </style:style>
    <style:style style:name="P2" style:family="paragraph" style:parent-style-name="Standard">
      <style:text-properties officeooo:rsid="0004125a" officeooo:paragraph-rsid="0004125a"/>
    </style:style>
    <style:style style:name="P3" style:family="paragraph" style:parent-style-name="Standard">
      <style:text-properties officeooo:rsid="0005a855" officeooo:paragraph-rsid="0005a855"/>
    </style:style>
    <style:style style:name="P4" style:family="paragraph" style:parent-style-name="Standard">
      <style:text-properties officeooo:rsid="0006a92b" officeooo:paragraph-rsid="0006a92b"/>
    </style:style>
    <style:style style:name="P5" style:family="paragraph" style:parent-style-name="Standard">
      <style:text-properties officeooo:rsid="0007fd58" officeooo:paragraph-rsid="0007fd58"/>
    </style:style>
    <style:style style:name="P6" style:family="paragraph" style:parent-style-name="Standard">
      <style:text-properties officeooo:rsid="00096d66" officeooo:paragraph-rsid="00096d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9cb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9cb7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officeooo:rsid="00029cb7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29cb7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ências Reguladoras → <text:span text:style-name="T1">podem</text:span><text:span text:style-name="T3"> adotar regime próprio de licitações, mas se </text:span><text:span text:style-name="T1">não</text:span><text:span text:style-name="T3"> o fizer devem adotar as normas gerais da L8666. </text:span><text:span text:style-name="T4">Já as </text:span><text:span text:style-name="T2">obras e serviços de engenharia </text:span><text:span text:style-name="T5">devem</text:span><text:span text:style-name="T7"> observar a L8666.</text:span></text:p>
      <text:p text:style-name="P1"><text:span text:style-name="T7"/></text:p>
      <text:p text:style-name="P2"><text:span text:style-name="T7">É </text:span><text:span text:style-name="T6">possível agência reguladora para atividades de fomento (ANCINE) e fiscalização da atividade privada (ANS).</text:span></text:p>
      <text:p text:style-name="P2"><text:span text:style-name="T6"/></text:p>
      <text:p text:style-name="P3"><text:span text:style-name="T6">CF previu </text:span><text:span text:style-name="T8">expressamente</text:span><text:span text:style-name="T6"> a criação de órgão regulador para disciplinar e controlar os setores de </text:span><text:span text:style-name="T8">telecom </text:span><text:span text:style-name="T6">e de </text:span><text:span text:style-name="T8">petróleo</text:span><text:span text:style-name="T6">.</text:span></text:p>
      <text:p text:style-name="P3"><text:span text:style-name="T6"/></text:p>
      <text:p text:style-name="P4"><text:span text:style-name="T6">Agências reguladoras possuem </text:span><text:span text:style-name="T8">poder normativo</text:span><text:span text:style-name="T6"> (editar regulamentos de natureza técnica).</text:span></text:p>
      <text:p text:style-name="P4"><text:span text:style-name="T6"/></text:p>
      <text:p text:style-name="P5"><text:span text:style-name="T6">Contratos de gestão, termos de parceria e outros instrumentos do gênero </text:span><text:span text:style-name="T8">podem</text:span><text:span text:style-name="T6"> variar quanto as suas </text:span><text:span text:style-name="T8">finalidades</text:span><text:span text:style-name="T6">.</text:span></text:p>
      <text:p text:style-name="P5"><text:span text:style-name="T6"/></text:p>
      <text:p text:style-name="P6"><text:span text:style-name="T6">STJ: </text:span><text:span text:style-name="T8">não</text:span><text:span text:style-name="T6"> é cabível o pagamento de indenização por acessões ou benfeitorias, nem o reconhecimento do direito de retenção, na hipótese em que o particular ocupa irregularmente área pública, pois admitir que o particular retenha imóvel público seria reconhecer, por via transversa, a posse privada do bem coletivo, o que não se harmoniza com os princípios da indisponibilidade do patrimônio público e da supremacia do interesse públi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2T13:04:57.869000000</dc:date>
    <meta:editing-duration>PT3H7M15S</meta:editing-duration>
    <meta:editing-cycles>7</meta:editing-cycles>
    <meta:document-statistic meta:table-count="0" meta:image-count="0" meta:object-count="0" meta:page-count="1" meta:paragraph-count="6" meta:word-count="160" meta:character-count="1043" meta:non-whitespace-character-count="889"/>
  </office:meta>
</office:document-meta>
</file>